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p0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0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0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.99" calcext:value-type="float">
            <text:p>193.99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3.62" calcext:value-type="float">
            <text:p>183.6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9.14" calcext:value-type="float">
            <text:p>189.14</text:p>
          </table:table-cell>
          <table:table-cell office:value-type="float" office:value="329" calcext:value-type="float">
            <text:p>32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8.56" calcext:value-type="float">
            <text:p>178.56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6.37" calcext:value-type="float">
            <text:p>196.37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3.82" calcext:value-type="float">
            <text:p>173.82</text:p>
          </table:table-cell>
          <table:table-cell office:value-type="float" office:value="386" calcext:value-type="float">
            <text:p>38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.72" calcext:value-type="float">
            <text:p>201.72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9.18" calcext:value-type="float">
            <text:p>189.1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8.51" calcext:value-type="float">
            <text:p>178.51</text:p>
          </table:table-cell>
          <table:table-cell office:value-type="float" office:value="339" calcext:value-type="float">
            <text:p>33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3.99" calcext:value-type="float">
            <text:p>193.99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8.44" calcext:value-type="float">
            <text:p>188.44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6.08" calcext:value-type="float">
            <text:p>186.08</text:p>
          </table:table-cell>
          <table:table-cell office:value-type="float" office:value="495" calcext:value-type="float">
            <text:p>49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1.5" calcext:value-type="float">
            <text:p>221.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5.6" calcext:value-type="float">
            <text:p>225.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4.72" calcext:value-type="float">
            <text:p>184.72</text:p>
          </table:table-cell>
          <table:table-cell office:value-type="float" office:value="422" calcext:value-type="float">
            <text:p>42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9.18" calcext:value-type="float">
            <text:p>189.18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9.2" calcext:value-type="float">
            <text:p>219.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6.01" calcext:value-type="float">
            <text:p>196.01</text:p>
          </table:table-cell>
          <table:table-cell office:value-type="float" office:value="190" calcext:value-type="float">
            <text:p>19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9.26" calcext:value-type="float">
            <text:p>189.2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4.71" calcext:value-type="float">
            <text:p>194.71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2.87" calcext:value-type="float">
            <text:p>192.87</text:p>
          </table:table-cell>
          <table:table-cell office:value-type="float" office:value="329" calcext:value-type="float">
            <text:p>32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.58" calcext:value-type="float">
            <text:p>203.58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8.6" calcext:value-type="float">
            <text:p>188.6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4.37" calcext:value-type="float">
            <text:p>194.37</text:p>
          </table:table-cell>
          <table:table-cell office:value-type="float" office:value="123" calcext:value-type="float">
            <text:p>12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2.45" calcext:value-type="float">
            <text:p>192.45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8.42" calcext:value-type="float">
            <text:p>188.4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7.85" calcext:value-type="float">
            <text:p>187.85</text:p>
          </table:table-cell>
          <table:table-cell office:value-type="float" office:value="367" calcext:value-type="float">
            <text:p>36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8.93" calcext:value-type="float">
            <text:p>188.9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5.75" calcext:value-type="float">
            <text:p>185.7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8.91" calcext:value-type="float">
            <text:p>178.91</text:p>
          </table:table-cell>
          <table:table-cell office:value-type="float" office:value="405" calcext:value-type="float">
            <text:p>40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5.6" calcext:value-type="float">
            <text:p>225.6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03.06" calcext:value-type="float">
            <text:p>203.0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0.39" calcext:value-type="float">
            <text:p>180.39</text:p>
          </table:table-cell>
          <table:table-cell office:value-type="float" office:value="386" calcext:value-type="float">
            <text:p>38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3.99" calcext:value-type="float">
            <text:p>193.9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90.57" calcext:value-type="float">
            <text:p>190.57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2.38" calcext:value-type="float">
            <text:p>182.38</text:p>
          </table:table-cell>
          <table:table-cell office:value-type="float" office:value="422" calcext:value-type="float">
            <text:p>42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9.55" calcext:value-type="float">
            <text:p>199.55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92.45" calcext:value-type="float">
            <text:p>192.45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8.11" calcext:value-type="float">
            <text:p>188.11</text:p>
          </table:table-cell>
          <table:table-cell office:value-type="float" office:value="338" calcext:value-type="float">
            <text:p>338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2.71" calcext:value-type="float">
            <text:p>202.7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72.73" calcext:value-type="float">
            <text:p>172.73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3.09" calcext:value-type="float">
            <text:p>193.09</text:p>
          </table:table-cell>
          <table:table-cell office:value-type="float" office:value="346" calcext:value-type="float">
            <text:p>34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0.42" calcext:value-type="float">
            <text:p>190.4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6.26" calcext:value-type="float">
            <text:p>186.26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2.45" calcext:value-type="float">
            <text:p>182.45</text:p>
          </table:table-cell>
          <table:table-cell office:value-type="float" office:value="370" calcext:value-type="float">
            <text:p>37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3.99" calcext:value-type="float">
            <text:p>193.99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4.78" calcext:value-type="float">
            <text:p>234.7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7.73" calcext:value-type="float">
            <text:p>187.73</text:p>
          </table:table-cell>
          <table:table-cell office:value-type="float" office:value="470" calcext:value-type="float">
            <text:p>470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2.08" calcext:value-type="float">
            <text:p>202.0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3.62" calcext:value-type="float">
            <text:p>183.6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9.28" calcext:value-type="float">
            <text:p>189.28</text:p>
          </table:table-cell>
          <table:table-cell office:value-type="float" office:value="398" calcext:value-type="float">
            <text:p>39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2.71" calcext:value-type="float">
            <text:p>202.71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1.89" calcext:value-type="float">
            <text:p>191.89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1.58" calcext:value-type="float">
            <text:p>181.58</text:p>
          </table:table-cell>
          <table:table-cell office:value-type="float" office:value="394" calcext:value-type="float">
            <text:p>394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5.62" calcext:value-type="float">
            <text:p>185.62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7.69" calcext:value-type="float">
            <text:p>187.69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7.72" calcext:value-type="float">
            <text:p>187.72</text:p>
          </table:table-cell>
          <table:table-cell office:value-type="float" office:value="192" calcext:value-type="float">
            <text:p>192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4.98" calcext:value-type="float">
            <text:p>184.98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8.48" calcext:value-type="float">
            <text:p>228.48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0.15" calcext:value-type="float">
            <text:p>210.15</text:p>
          </table:table-cell>
          <table:table-cell office:value-type="float" office:value="305" calcext:value-type="float">
            <text:p>3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21])" office:value-type="float" office:value="196.7405" calcext:value-type="float">
            <text:p>196.7405</text:p>
          </table:table-cell>
          <table:table-cell table:formula="of:=AVERAGE([.C2:.C21])" office:value-type="float" office:value="141.3" calcext:value-type="float">
            <text:p>141.3</text:p>
          </table:table-cell>
          <table:table-cell/>
          <table:table-cell office:value-type="string" calcext:value-type="string">
            <text:p>AVERAGE</text:p>
          </table:table-cell>
          <table:table-cell table:formula="of:=AVERAGE([.F2:.F21])" office:value-type="float" office:value="196.571" calcext:value-type="float">
            <text:p>196.571</text:p>
          </table:table-cell>
          <table:table-cell table:formula="of:=AVERAGE([.G2:.G21])" office:value-type="float" office:value="122.95" calcext:value-type="float">
            <text:p>122.95</text:p>
          </table:table-cell>
          <table:table-cell/>
          <table:table-cell office:value-type="string" calcext:value-type="string">
            <text:p>AVERAGE</text:p>
          </table:table-cell>
          <table:table-cell table:formula="of:=AVERAGE([.J2:.J21])" office:value-type="float" office:value="187.258" calcext:value-type="float">
            <text:p>187.258</text:p>
          </table:table-cell>
          <table:table-cell table:formula="of:=AVERAGE([.K2:.K21])" office:value-type="float" office:value="350.3" calcext:value-type="float">
            <text:p>350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</text:p>
          </table:table-cell>
          <table:table-cell table:formula="of:=MIN([.B2:.B21])" office:value-type="float" office:value="178.56" calcext:value-type="float">
            <text:p>178.56</text:p>
          </table:table-cell>
          <table:table-cell table:formula="of:=MIN([.C2:.C21])" office:value-type="float" office:value="48" calcext:value-type="float">
            <text:p>48</text:p>
          </table:table-cell>
          <table:table-cell/>
          <table:table-cell office:value-type="string" calcext:value-type="string">
            <text:p>BEST</text:p>
          </table:table-cell>
          <table:table-cell table:formula="of:=MIN([.F2:.F21])" office:value-type="float" office:value="172.73" calcext:value-type="float">
            <text:p>172.73</text:p>
          </table:table-cell>
          <table:table-cell table:formula="of:=MIN([.G2:.G21])" office:value-type="float" office:value="57" calcext:value-type="float">
            <text:p>57</text:p>
          </table:table-cell>
          <table:table-cell/>
          <table:table-cell office:value-type="string" calcext:value-type="string">
            <text:p>BEST</text:p>
          </table:table-cell>
          <table:table-cell table:formula="of:=MIN([.J2:.J21])" office:value-type="float" office:value="173.82" calcext:value-type="float">
            <text:p>173.82</text:p>
          </table:table-cell>
          <table:table-cell table:formula="of:=MIN([.K2:.K21])" office:value-type="float" office:value="123" calcext:value-type="float">
            <text:p>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2:.B21])" office:value-type="float" office:value="225.6" calcext:value-type="float">
            <text:p>225.6</text:p>
          </table:table-cell>
          <table:table-cell table:formula="of:=MAX([.C2:.C21])" office:value-type="float" office:value="188" calcext:value-type="float">
            <text:p>188</text:p>
          </table:table-cell>
          <table:table-cell/>
          <table:table-cell office:value-type="string" calcext:value-type="string">
            <text:p>WORST</text:p>
          </table:table-cell>
          <table:table-cell table:formula="of:=MAX([.F2:.F21])" office:value-type="float" office:value="234.78" calcext:value-type="float">
            <text:p>234.78</text:p>
          </table:table-cell>
          <table:table-cell table:formula="of:=MAX([.G2:.G21])" office:value-type="float" office:value="163" calcext:value-type="float">
            <text:p>163</text:p>
          </table:table-cell>
          <table:table-cell/>
          <table:table-cell office:value-type="string" calcext:value-type="string">
            <text:p>WORST</text:p>
          </table:table-cell>
          <table:table-cell table:formula="of:=MAX([.J2:.J21])" office:value-type="float" office:value="210.15" calcext:value-type="float">
            <text:p>210.15</text:p>
          </table:table-cell>
          <table:table-cell table:formula="of:=MAX([.K2:.K21])" office:value-type="float" office:value="495" calcext:value-type="float">
            <text:p>495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p0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7.08" calcext:value-type="float">
            <text:p>647.08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14.06" calcext:value-type="float">
            <text:p>1314.06</text:p>
          </table:table-cell>
          <table:table-cell office:value-type="float" office:value="3394" calcext:value-type="float">
            <text:p>33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45.21" calcext:value-type="float">
            <text:p>1045.2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15.19" calcext:value-type="float">
            <text:p>1115.19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26.34" calcext:value-type="float">
            <text:p>1126.34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2.15" calcext:value-type="float">
            <text:p>632.15</text:p>
          </table:table-cell>
          <table:table-cell office:value-type="float" office:value="1823" calcext:value-type="float">
            <text:p>18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14.62" calcext:value-type="float">
            <text:p>1314.6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61.7" calcext:value-type="float">
            <text:p>1061.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14.36" calcext:value-type="float">
            <text:p>1114.36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91.96" calcext:value-type="float">
            <text:p>1191.9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4.77" calcext:value-type="float">
            <text:p>644.77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49.47" calcext:value-type="float">
            <text:p>1349.4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31.1" calcext:value-type="float">
            <text:p>1031.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2.12" calcext:value-type="float">
            <text:p>1082.12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99.02" calcext:value-type="float">
            <text:p>1099.02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5.63" calcext:value-type="float">
            <text:p>675.63</text:p>
          </table:table-cell>
          <table:table-cell office:value-type="float" office:value="901" calcext:value-type="float">
            <text:p>9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47.38" calcext:value-type="float">
            <text:p>1347.38</text:p>
          </table:table-cell>
          <table:table-cell office:value-type="float" office:value="3294" calcext:value-type="float">
            <text:p>32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13.59" calcext:value-type="float">
            <text:p>1013.5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75.39" calcext:value-type="float">
            <text:p>1175.39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81.61" calcext:value-type="float">
            <text:p>1181.6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3.22" calcext:value-type="float">
            <text:p>643.22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17.23" calcext:value-type="float">
            <text:p>1317.2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50.66" calcext:value-type="float">
            <text:p>1050.6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38.07" calcext:value-type="float">
            <text:p>1138.07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08.04" calcext:value-type="float">
            <text:p>1108.0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9.26" calcext:value-type="float">
            <text:p>669.26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22.97" calcext:value-type="float">
            <text:p>1322.9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1.75" calcext:value-type="float">
            <text:p>1021.7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8.84" calcext:value-type="float">
            <text:p>1108.84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39.88" calcext:value-type="float">
            <text:p>1139.88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0.94" calcext:value-type="float">
            <text:p>630.94</text:p>
          </table:table-cell>
          <table:table-cell office:value-type="float" office:value="1175" calcext:value-type="float">
            <text:p>11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19.66" calcext:value-type="float">
            <text:p>1319.6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43.82" calcext:value-type="float">
            <text:p>1043.8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14.47" calcext:value-type="float">
            <text:p>1114.47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01.47" calcext:value-type="float">
            <text:p>1101.47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9.88" calcext:value-type="float">
            <text:p>629.88</text:p>
          </table:table-cell>
          <table:table-cell office:value-type="float" office:value="1361" calcext:value-type="float">
            <text:p>13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02.85" calcext:value-type="float">
            <text:p>1302.8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92.16" calcext:value-type="float">
            <text:p>992.1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47.96" calcext:value-type="float">
            <text:p>1147.96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18.54" calcext:value-type="float">
            <text:p>1118.54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6.57" calcext:value-type="float">
            <text:p>636.57</text:p>
          </table:table-cell>
          <table:table-cell office:value-type="float" office:value="1408" calcext:value-type="float">
            <text:p>14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86.28" calcext:value-type="float">
            <text:p>1286.2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53.52" calcext:value-type="float">
            <text:p>1053.5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04.74" calcext:value-type="float">
            <text:p>1104.74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23.95" calcext:value-type="float">
            <text:p>1123.95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8.88" calcext:value-type="float">
            <text:p>638.88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23.36" calcext:value-type="float">
            <text:p>1323.3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42.85" calcext:value-type="float">
            <text:p>1042.8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31.86" calcext:value-type="float">
            <text:p>1131.86</text:p>
          </table:table-cell>
          <table:table-cell office:value-type="float" office:value="711" calcext:value-type="float">
            <text:p>7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62.22" calcext:value-type="float">
            <text:p>1162.22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9:.B48])" office:value-type="float" office:value="644.838" calcext:value-type="float">
            <text:p>644.838</text:p>
          </table:table-cell>
          <table:table-cell table:formula="of:=AVERAGE([.C29:.C48])" office:value-type="float" office:value="1203.4" calcext:value-type="float">
            <text:p>1203.4</text:p>
          </table:table-cell>
          <table:table-cell/>
          <table:table-cell office:value-type="string" calcext:value-type="string">
            <text:p>AVERAGE</text:p>
          </table:table-cell>
          <table:table-cell table:formula="of:=AVERAGE([.F29:.F48])" office:value-type="float" office:value="1319.788" calcext:value-type="float">
            <text:p>1319.788</text:p>
          </table:table-cell>
          <table:table-cell table:formula="of:=AVERAGE([.G29:.G48])" office:value-type="float" office:value="3548.8" calcext:value-type="float">
            <text:p>3548.8</text:p>
          </table:table-cell>
          <table:table-cell/>
          <table:table-cell office:value-type="string" calcext:value-type="string">
            <text:p>AVERAGE</text:p>
          </table:table-cell>
          <table:table-cell table:formula="of:=AVERAGE([.J29:.J48])" office:value-type="float" office:value="1035.636" calcext:value-type="float">
            <text:p>1035.636</text:p>
          </table:table-cell>
          <table:table-cell table:formula="of:=AVERAGE([.K29:.K48])" office:value-type="float" office:value="3600" calcext:value-type="float">
            <text:p>3600</text:p>
          </table:table-cell>
          <table:table-cell/>
          <table:table-cell office:value-type="string" calcext:value-type="string">
            <text:p>AVERAGE</text:p>
          </table:table-cell>
          <table:table-cell table:formula="of:=AVERAGE([.N29:.N48])" office:value-type="float" office:value="1123.3" calcext:value-type="float">
            <text:p>1123.3</text:p>
          </table:table-cell>
          <table:table-cell table:formula="of:=AVERAGE([.O29:.O48])" office:value-type="float" office:value="446.2" calcext:value-type="float">
            <text:p>446.2</text:p>
          </table:table-cell>
          <table:table-cell/>
          <table:table-cell office:value-type="string" calcext:value-type="string">
            <text:p>AVERAGE</text:p>
          </table:table-cell>
          <table:table-cell table:formula="of:=AVERAGE([.R29:.R48])" office:value-type="float" office:value="1135.303" calcext:value-type="float">
            <text:p>1135.303</text:p>
          </table:table-cell>
          <table:table-cell table:formula="of:=AVERAGE([.S29:.S48])" office:value-type="float" office:value="490.7" calcext:value-type="float">
            <text:p>490.7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formula="of:=MIN([.B29:.B48])" office:value-type="float" office:value="629.88" calcext:value-type="float">
            <text:p>629.88</text:p>
          </table:table-cell>
          <table:table-cell table:formula="of:=MIN([.C29:.C48])" office:value-type="float" office:value="780" calcext:value-type="float">
            <text:p>780</text:p>
          </table:table-cell>
          <table:table-cell/>
          <table:table-cell office:value-type="string" calcext:value-type="string">
            <text:p>BEST</text:p>
          </table:table-cell>
          <table:table-cell table:formula="of:=MIN([.F29:.F48])" office:value-type="float" office:value="1286.28" calcext:value-type="float">
            <text:p>1286.28</text:p>
          </table:table-cell>
          <table:table-cell table:formula="of:=MIN([.G29:.G48])" office:value-type="float" office:value="3294" calcext:value-type="float">
            <text:p>3294</text:p>
          </table:table-cell>
          <table:table-cell/>
          <table:table-cell office:value-type="string" calcext:value-type="string">
            <text:p>BEST</text:p>
          </table:table-cell>
          <table:table-cell table:formula="of:=MIN([.J29:.J48])" office:value-type="float" office:value="992.16" calcext:value-type="float">
            <text:p>992.16</text:p>
          </table:table-cell>
          <table:table-cell table:formula="of:=MIN([.K29:.K48])" office:value-type="float" office:value="3600" calcext:value-type="float">
            <text:p>3600</text:p>
          </table:table-cell>
          <table:table-cell/>
          <table:table-cell office:value-type="string" calcext:value-type="string">
            <text:p>BEST</text:p>
          </table:table-cell>
          <table:table-cell table:formula="of:=MIN([.N29:.N48])" office:value-type="float" office:value="1082.12" calcext:value-type="float">
            <text:p>1082.12</text:p>
          </table:table-cell>
          <table:table-cell table:formula="of:=MIN([.O29:.O48])" office:value-type="float" office:value="237" calcext:value-type="float">
            <text:p>237</text:p>
          </table:table-cell>
          <table:table-cell/>
          <table:table-cell office:value-type="string" calcext:value-type="string">
            <text:p>BEST</text:p>
          </table:table-cell>
          <table:table-cell table:formula="of:=MIN([.R29:.R48])" office:value-type="float" office:value="1099.02" calcext:value-type="float">
            <text:p>1099.02</text:p>
          </table:table-cell>
          <table:table-cell table:formula="of:=MIN([.S29:.S48])"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29:.B48])" office:value-type="float" office:value="675.63" calcext:value-type="float">
            <text:p>675.63</text:p>
          </table:table-cell>
          <table:table-cell table:formula="of:=MAX([.C29:.C48])" office:value-type="float" office:value="1823" calcext:value-type="float">
            <text:p>1823</text:p>
          </table:table-cell>
          <table:table-cell/>
          <table:table-cell office:value-type="string" calcext:value-type="string">
            <text:p>WORST</text:p>
          </table:table-cell>
          <table:table-cell table:formula="of:=MAX([.F29:.F48])" office:value-type="float" office:value="1349.47" calcext:value-type="float">
            <text:p>1349.47</text:p>
          </table:table-cell>
          <table:table-cell table:formula="of:=MAX([.G29:.G48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J29:.J48])" office:value-type="float" office:value="1061.7" calcext:value-type="float">
            <text:p>1061.7</text:p>
          </table:table-cell>
          <table:table-cell table:formula="of:=MAX([.K29:.K48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N29:.N48])" office:value-type="float" office:value="1175.39" calcext:value-type="float">
            <text:p>1175.39</text:p>
          </table:table-cell>
          <table:table-cell table:formula="of:=MAX([.O29:.O48])" office:value-type="float" office:value="711" calcext:value-type="float">
            <text:p>711</text:p>
          </table:table-cell>
          <table:table-cell/>
          <table:table-cell office:value-type="string" calcext:value-type="string">
            <text:p>WORST</text:p>
          </table:table-cell>
          <table:table-cell table:formula="of:=MAX([.R29:.R48])" office:value-type="float" office:value="1191.96" calcext:value-type="float">
            <text:p>1191.96</text:p>
          </table:table-cell>
          <table:table-cell table:formula="of:=MAX([.S29:.S48])" office:value-type="float" office:value="790" calcext:value-type="float">
            <text:p>790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p0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0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0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0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0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3.03" calcext:value-type="float">
            <text:p>573.03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6.03" calcext:value-type="float">
            <text:p>296.03</text:p>
          </table:table-cell>
          <table:table-cell office:value-type="float" office:value="1047" calcext:value-type="float">
            <text:p>10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52.44" calcext:value-type="float">
            <text:p>3052.44</text:p>
          </table:table-cell>
          <table:table-cell office:value-type="float" office:value="1153" calcext:value-type="float">
            <text:p>11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05.45" calcext:value-type="float">
            <text:p>1805.4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7.19" calcext:value-type="float">
            <text:p>397.19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4.33" calcext:value-type="float">
            <text:p>644.33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8.19" calcext:value-type="float">
            <text:p>298.19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51.77" calcext:value-type="float">
            <text:p>3151.77</text:p>
          </table:table-cell>
          <table:table-cell office:value-type="float" office:value="1377" calcext:value-type="float">
            <text:p>13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69.63" calcext:value-type="float">
            <text:p>1769.63</text:p>
          </table:table-cell>
          <table:table-cell office:value-type="float" office:value="3542" calcext:value-type="float">
            <text:p>35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3.39" calcext:value-type="float">
            <text:p>403.39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7.86" calcext:value-type="float">
            <text:p>617.86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8.77" calcext:value-type="float">
            <text:p>288.77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23.77" calcext:value-type="float">
            <text:p>3023.77</text:p>
          </table:table-cell>
          <table:table-cell office:value-type="float" office:value="2705" calcext:value-type="float">
            <text:p>27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05.03" calcext:value-type="float">
            <text:p>1705.03</text:p>
          </table:table-cell>
          <table:table-cell office:value-type="float" office:value="3467" calcext:value-type="float">
            <text:p>34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9.1" calcext:value-type="float">
            <text:p>379.1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6.06" calcext:value-type="float">
            <text:p>606.06</text:p>
          </table:table-cell>
          <table:table-cell office:value-type="float" office:value="811" calcext:value-type="float">
            <text:p>8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4.7" calcext:value-type="float">
            <text:p>314.7</text:p>
          </table:table-cell>
          <table:table-cell office:value-type="float" office:value="779" calcext:value-type="float">
            <text:p>7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85.53" calcext:value-type="float">
            <text:p>3085.53</text:p>
          </table:table-cell>
          <table:table-cell office:value-type="float" office:value="2875" calcext:value-type="float">
            <text:p>28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30.42" calcext:value-type="float">
            <text:p>1730.4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88.67" calcext:value-type="float">
            <text:p>388.67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3.4" calcext:value-type="float">
            <text:p>593.4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98.2" calcext:value-type="float">
            <text:p>298.2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05.16" calcext:value-type="float">
            <text:p>3105.16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83.3" calcext:value-type="float">
            <text:p>1783.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97.62" calcext:value-type="float">
            <text:p>397.62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6.39" calcext:value-type="float">
            <text:p>606.39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4.78" calcext:value-type="float">
            <text:p>314.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61.6" calcext:value-type="float">
            <text:p>3061.6</text:p>
          </table:table-cell>
          <table:table-cell office:value-type="float" office:value="1628" calcext:value-type="float">
            <text:p>16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75.06" calcext:value-type="float">
            <text:p>1775.0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88.61" calcext:value-type="float">
            <text:p>388.61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3.15" calcext:value-type="float">
            <text:p>583.15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1.14" calcext:value-type="float">
            <text:p>291.14</text:p>
          </table:table-cell>
          <table:table-cell office:value-type="float" office:value="982" calcext:value-type="float">
            <text:p>98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123.78" calcext:value-type="float">
            <text:p>3123.78</text:p>
          </table:table-cell>
          <table:table-cell office:value-type="float" office:value="1466" calcext:value-type="float">
            <text:p>146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20.5" calcext:value-type="float">
            <text:p>1820.5</text:p>
          </table:table-cell>
          <table:table-cell office:value-type="float" office:value="2573" calcext:value-type="float">
            <text:p>25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87.82" calcext:value-type="float">
            <text:p>387.82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3.59" calcext:value-type="float">
            <text:p>613.59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88.24" calcext:value-type="float">
            <text:p>288.24</text:p>
          </table:table-cell>
          <table:table-cell office:value-type="float" office:value="1192" calcext:value-type="float">
            <text:p>119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99.69" calcext:value-type="float">
            <text:p>3099.69</text:p>
          </table:table-cell>
          <table:table-cell office:value-type="float" office:value="1335" calcext:value-type="float">
            <text:p>133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42.94" calcext:value-type="float">
            <text:p>1742.9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82.32" calcext:value-type="float">
            <text:p>382.32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2" calcext:value-type="float">
            <text:p>602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0.43" calcext:value-type="float">
            <text:p>290.43</text:p>
          </table:table-cell>
          <table:table-cell office:value-type="float" office:value="1097" calcext:value-type="float">
            <text:p>109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265.97" calcext:value-type="float">
            <text:p>3265.97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69.42" calcext:value-type="float">
            <text:p>1769.4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86.32" calcext:value-type="float">
            <text:p>386.32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0.93" calcext:value-type="float">
            <text:p>600.93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8.65" calcext:value-type="float">
            <text:p>298.65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32.61" calcext:value-type="float">
            <text:p>3032.61</text:p>
          </table:table-cell>
          <table:table-cell office:value-type="float" office:value="1392" calcext:value-type="float">
            <text:p>13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46.92" calcext:value-type="float">
            <text:p>1846.92</text:p>
          </table:table-cell>
          <table:table-cell office:value-type="float" office:value="2731" calcext:value-type="float">
            <text:p>27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92.36" calcext:value-type="float">
            <text:p>392.36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2.44" calcext:value-type="float">
            <text:p>692.44</text:p>
          </table:table-cell>
          <table:table-cell office:value-type="float" office:value="466" calcext:value-type="float">
            <text:p>466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4.72" calcext:value-type="float">
            <text:p>574.72</text:p>
          </table:table-cell>
          <table:table-cell office:value-type="float" office:value="1452" calcext:value-type="float">
            <text:p>1452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4.68" calcext:value-type="float">
            <text:p>614.68</text:p>
          </table:table-cell>
          <table:table-cell office:value-type="float" office:value="870" calcext:value-type="float">
            <text:p>870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0.28" calcext:value-type="float">
            <text:p>620.28</text:p>
          </table:table-cell>
          <table:table-cell office:value-type="float" office:value="1637" calcext:value-type="float">
            <text:p>1637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9.27" calcext:value-type="float">
            <text:p>609.27</text:p>
          </table:table-cell>
          <table:table-cell office:value-type="float" office:value="1237" calcext:value-type="float">
            <text:p>1237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3.22" calcext:value-type="float">
            <text:p>623.22</text:p>
          </table:table-cell>
          <table:table-cell office:value-type="float" office:value="750" calcext:value-type="float">
            <text:p>750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4.34" calcext:value-type="float">
            <text:p>594.34</text:p>
          </table:table-cell>
          <table:table-cell office:value-type="float" office:value="888" calcext:value-type="float">
            <text:p>888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6.2" calcext:value-type="float">
            <text:p>606.2</text:p>
          </table:table-cell>
          <table:table-cell office:value-type="float" office:value="782" calcext:value-type="float">
            <text:p>782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8.94" calcext:value-type="float">
            <text:p>618.94</text:p>
          </table:table-cell>
          <table:table-cell office:value-type="float" office:value="1279" calcext:value-type="float">
            <text:p>1279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4.7" calcext:value-type="float">
            <text:p>674.7</text:p>
          </table:table-cell>
          <table:table-cell office:value-type="float" office:value="859" calcext:value-type="float">
            <text:p>85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55:.B74])" office:value-type="float" office:value="613.4765" calcext:value-type="float">
            <text:p>613.4765</text:p>
          </table:table-cell>
          <table:table-cell table:formula="of:=AVERAGE([.C55:.C74])" office:value-type="float" office:value="884.35" calcext:value-type="float">
            <text:p>884.35</text:p>
          </table:table-cell>
          <table:table-cell/>
          <table:table-cell office:value-type="string" calcext:value-type="string">
            <text:p>AVERAGE</text:p>
          </table:table-cell>
          <table:table-cell table:formula="of:=AVERAGE([.F55:.F74])" office:value-type="float" office:value="297.913" calcext:value-type="float">
            <text:p>297.913</text:p>
          </table:table-cell>
          <table:table-cell table:formula="of:=AVERAGE([.G55:.G74])" office:value-type="float" office:value="798.3" calcext:value-type="float">
            <text:p>798.3</text:p>
          </table:table-cell>
          <table:table-cell/>
          <table:table-cell office:value-type="string" calcext:value-type="string">
            <text:p>AVERAGE</text:p>
          </table:table-cell>
          <table:table-cell table:formula="of:=AVERAGE([.J55:.J74])" office:value-type="float" office:value="3100.232" calcext:value-type="float">
            <text:p>3100.232</text:p>
          </table:table-cell>
          <table:table-cell table:formula="of:=AVERAGE([.K55:.K74])" office:value-type="float" office:value="1634.8" calcext:value-type="float">
            <text:p>1634.8</text:p>
          </table:table-cell>
          <table:table-cell/>
          <table:table-cell office:value-type="string" calcext:value-type="string">
            <text:p>AVERAGE</text:p>
          </table:table-cell>
          <table:table-cell table:formula="of:=AVERAGE([.N55:.N74])" office:value-type="float" office:value="1774.867" calcext:value-type="float">
            <text:p>1774.867</text:p>
          </table:table-cell>
          <table:table-cell table:formula="of:=AVERAGE([.O55:.O74])" office:value-type="float" office:value="3391.3" calcext:value-type="float">
            <text:p>3391.3</text:p>
          </table:table-cell>
          <table:table-cell/>
          <table:table-cell office:value-type="string" calcext:value-type="string">
            <text:p>AVERAGE</text:p>
          </table:table-cell>
          <table:table-cell table:formula="of:=AVERAGE([.R55:.R74])" office:value-type="float" office:value="390.34" calcext:value-type="float">
            <text:p>390.34</text:p>
          </table:table-cell>
          <table:table-cell table:formula="of:=AVERAGE([.S55:.S74])" office:value-type="float" office:value="1316" calcext:value-type="float">
            <text:p>1316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formula="of:=MIN([.B55:.B74])" office:value-type="float" office:value="573.03" calcext:value-type="float">
            <text:p>573.03</text:p>
          </table:table-cell>
          <table:table-cell table:formula="of:=MIN([.C55:.C74])" office:value-type="float" office:value="423" calcext:value-type="float">
            <text:p>423</text:p>
          </table:table-cell>
          <table:table-cell/>
          <table:table-cell office:value-type="string" calcext:value-type="string">
            <text:p>BEST</text:p>
          </table:table-cell>
          <table:table-cell table:formula="of:=MIN([.F55:.F74])" office:value-type="float" office:value="288.24" calcext:value-type="float">
            <text:p>288.24</text:p>
          </table:table-cell>
          <table:table-cell table:formula="of:=MIN([.G55:.G74])" office:value-type="float" office:value="372" calcext:value-type="float">
            <text:p>372</text:p>
          </table:table-cell>
          <table:table-cell/>
          <table:table-cell office:value-type="string" calcext:value-type="string">
            <text:p>BEST</text:p>
          </table:table-cell>
          <table:table-cell table:formula="of:=MIN([.J55:.J74])" office:value-type="float" office:value="3023.77" calcext:value-type="float">
            <text:p>3023.77</text:p>
          </table:table-cell>
          <table:table-cell table:formula="of:=MIN([.K55:.K74])" office:value-type="float" office:value="910" calcext:value-type="float">
            <text:p>910</text:p>
          </table:table-cell>
          <table:table-cell/>
          <table:table-cell office:value-type="string" calcext:value-type="string">
            <text:p>BEST</text:p>
          </table:table-cell>
          <table:table-cell table:formula="of:=MIN([.N55:.N74])" office:value-type="float" office:value="1705.03" calcext:value-type="float">
            <text:p>1705.03</text:p>
          </table:table-cell>
          <table:table-cell table:formula="of:=MIN([.O55:.O74])" office:value-type="float" office:value="2573" calcext:value-type="float">
            <text:p>2573</text:p>
          </table:table-cell>
          <table:table-cell/>
          <table:table-cell office:value-type="string" calcext:value-type="string">
            <text:p>BEST</text:p>
          </table:table-cell>
          <table:table-cell table:formula="of:=MIN([.R55:.R74])" office:value-type="float" office:value="379.1" calcext:value-type="float">
            <text:p>379.1</text:p>
          </table:table-cell>
          <table:table-cell table:formula="of:=MIN([.S55:.S74])"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55:.B74])" office:value-type="float" office:value="692.44" calcext:value-type="float">
            <text:p>692.44</text:p>
          </table:table-cell>
          <table:table-cell table:formula="of:=MAX([.C55:.C74])" office:value-type="float" office:value="1637" calcext:value-type="float">
            <text:p>1637</text:p>
          </table:table-cell>
          <table:table-cell/>
          <table:table-cell office:value-type="string" calcext:value-type="string">
            <text:p>WORST</text:p>
          </table:table-cell>
          <table:table-cell table:formula="of:=MAX([.F55:.F74])" office:value-type="float" office:value="314.78" calcext:value-type="float">
            <text:p>314.78</text:p>
          </table:table-cell>
          <table:table-cell table:formula="of:=MAX([.G55:.G74])" office:value-type="float" office:value="1192" calcext:value-type="float">
            <text:p>1192</text:p>
          </table:table-cell>
          <table:table-cell/>
          <table:table-cell office:value-type="string" calcext:value-type="string">
            <text:p>WORST</text:p>
          </table:table-cell>
          <table:table-cell table:formula="of:=MAX([.J55:.J74])" office:value-type="float" office:value="3265.97" calcext:value-type="float">
            <text:p>3265.97</text:p>
          </table:table-cell>
          <table:table-cell table:formula="of:=MAX([.K55:.K74])" office:value-type="float" office:value="2875" calcext:value-type="float">
            <text:p>2875</text:p>
          </table:table-cell>
          <table:table-cell/>
          <table:table-cell office:value-type="string" calcext:value-type="string">
            <text:p>WORST</text:p>
          </table:table-cell>
          <table:table-cell table:formula="of:=MAX([.N55:.N74])" office:value-type="float" office:value="1846.92" calcext:value-type="float">
            <text:p>1846.92</text:p>
          </table:table-cell>
          <table:table-cell table:formula="of:=MAX([.O55:.O74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R55:.R74])" office:value-type="float" office:value="403.39" calcext:value-type="float">
            <text:p>403.39</text:p>
          </table:table-cell>
          <table:table-cell table:formula="of:=MAX([.S55:.S74])" office:value-type="float" office:value="1754" calcext:value-type="float">
            <text:p>1754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5.19" calcext:value-type="float">
            <text:p>1115.19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84.02" calcext:value-type="float">
            <text:p>1184.02</text:p>
          </table:table-cell>
          <table:table-cell office:value-type="float" office:value="3425" calcext:value-type="float">
            <text:p>34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35.82" calcext:value-type="float">
            <text:p>1235.82</text:p>
          </table:table-cell>
          <table:table-cell office:value-type="float" office:value="2429" calcext:value-type="float">
            <text:p>24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82.65" calcext:value-type="float">
            <text:p>1182.65</text:p>
          </table:table-cell>
          <table:table-cell office:value-type="float" office:value="2894" calcext:value-type="float">
            <text:p>28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36.65" calcext:value-type="float">
            <text:p>1236.6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9.61" calcext:value-type="float">
            <text:p>1129.61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13.02" calcext:value-type="float">
            <text:p>1213.02</text:p>
          </table:table-cell>
          <table:table-cell office:value-type="float" office:value="1488" calcext:value-type="float">
            <text:p>14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83.63" calcext:value-type="float">
            <text:p>1183.63</text:p>
          </table:table-cell>
          <table:table-cell office:value-type="float" office:value="3210" calcext:value-type="float">
            <text:p>32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3.47" calcext:value-type="float">
            <text:p>1253.47</text:p>
          </table:table-cell>
          <table:table-cell office:value-type="float" office:value="1548" calcext:value-type="float">
            <text:p>15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90.25" calcext:value-type="float">
            <text:p>1290.25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2.85" calcext:value-type="float">
            <text:p>1112.85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07.99" calcext:value-type="float">
            <text:p>1207.99</text:p>
          </table:table-cell>
          <table:table-cell office:value-type="float" office:value="3362" calcext:value-type="float">
            <text:p>33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41.67" calcext:value-type="float">
            <text:p>1241.67</text:p>
          </table:table-cell>
          <table:table-cell office:value-type="float" office:value="1467" calcext:value-type="float">
            <text:p>14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23.28" calcext:value-type="float">
            <text:p>1223.28</text:p>
          </table:table-cell>
          <table:table-cell office:value-type="float" office:value="2735" calcext:value-type="float">
            <text:p>27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31.96" calcext:value-type="float">
            <text:p>1231.9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20.83" calcext:value-type="float">
            <text:p>1120.83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66.08" calcext:value-type="float">
            <text:p>1166.0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01.93" calcext:value-type="float">
            <text:p>1201.93</text:p>
          </table:table-cell>
          <table:table-cell office:value-type="float" office:value="1630" calcext:value-type="float">
            <text:p>16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91.96" calcext:value-type="float">
            <text:p>1191.9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55.57" calcext:value-type="float">
            <text:p>1255.57</text:p>
          </table:table-cell>
          <table:table-cell office:value-type="float" office:value="2974" calcext:value-type="float">
            <text:p>29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4.64" calcext:value-type="float">
            <text:p>1114.64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17.94" calcext:value-type="float">
            <text:p>1217.94</text:p>
          </table:table-cell>
          <table:table-cell office:value-type="float" office:value="2671" calcext:value-type="float">
            <text:p>26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94.8" calcext:value-type="float">
            <text:p>1194.8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19.9" calcext:value-type="float">
            <text:p>1219.9</text:p>
          </table:table-cell>
          <table:table-cell office:value-type="float" office:value="2140" calcext:value-type="float">
            <text:p>21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50.63" calcext:value-type="float">
            <text:p>1250.63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11.12" calcext:value-type="float">
            <text:p>1111.12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93.3" calcext:value-type="float">
            <text:p>1193.3</text:p>
          </table:table-cell>
          <table:table-cell office:value-type="float" office:value="2791" calcext:value-type="float">
            <text:p>27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17.04" calcext:value-type="float">
            <text:p>1217.04</text:p>
          </table:table-cell>
          <table:table-cell office:value-type="float" office:value="1505" calcext:value-type="float">
            <text:p>150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87.58" calcext:value-type="float">
            <text:p>1187.58</text:p>
          </table:table-cell>
          <table:table-cell office:value-type="float" office:value="2858" calcext:value-type="float">
            <text:p>28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79.64" calcext:value-type="float">
            <text:p>1279.64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28.53" calcext:value-type="float">
            <text:p>1128.53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28.27" calcext:value-type="float">
            <text:p>1228.27</text:p>
          </table:table-cell>
          <table:table-cell office:value-type="float" office:value="1840" calcext:value-type="float">
            <text:p>18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18.24" calcext:value-type="float">
            <text:p>1218.24</text:p>
          </table:table-cell>
          <table:table-cell office:value-type="float" office:value="2159" calcext:value-type="float">
            <text:p>21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16.83" calcext:value-type="float">
            <text:p>1216.83</text:p>
          </table:table-cell>
          <table:table-cell office:value-type="float" office:value="2334" calcext:value-type="float">
            <text:p>233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96.42" calcext:value-type="float">
            <text:p>1296.42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6.81" calcext:value-type="float">
            <text:p>1116.81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12.83" calcext:value-type="float">
            <text:p>1212.83</text:p>
          </table:table-cell>
          <table:table-cell office:value-type="float" office:value="1409" calcext:value-type="float">
            <text:p>14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78.51" calcext:value-type="float">
            <text:p>1178.5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84.62" calcext:value-type="float">
            <text:p>1184.62</text:p>
          </table:table-cell>
          <table:table-cell office:value-type="float" office:value="2796" calcext:value-type="float">
            <text:p>27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67.45" calcext:value-type="float">
            <text:p>1267.45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0.17" calcext:value-type="float">
            <text:p>1170.17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00.66" calcext:value-type="float">
            <text:p>1200.66</text:p>
          </table:table-cell>
          <table:table-cell office:value-type="float" office:value="2941" calcext:value-type="float">
            <text:p>294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36.65" calcext:value-type="float">
            <text:p>1236.65</text:p>
          </table:table-cell>
          <table:table-cell office:value-type="float" office:value="1085" calcext:value-type="float">
            <text:p>10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42.74" calcext:value-type="float">
            <text:p>1142.74</text:p>
          </table:table-cell>
          <table:table-cell office:value-type="float" office:value="3186" calcext:value-type="float">
            <text:p>31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73.97" calcext:value-type="float">
            <text:p>1273.97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3.61" calcext:value-type="float">
            <text:p>1113.61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01.67" calcext:value-type="float">
            <text:p>1201.67</text:p>
          </table:table-cell>
          <table:table-cell office:value-type="float" office:value="1184" calcext:value-type="float">
            <text:p>118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87.77" calcext:value-type="float">
            <text:p>1187.77</text:p>
          </table:table-cell>
          <table:table-cell office:value-type="float" office:value="2521" calcext:value-type="float">
            <text:p>25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95.79" calcext:value-type="float">
            <text:p>1195.79</text:p>
          </table:table-cell>
          <table:table-cell office:value-type="float" office:value="2185" calcext:value-type="float">
            <text:p>218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56.55" calcext:value-type="float">
            <text:p>1256.5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 table:number-rows-repeated="10">
          <table:table-cell table:number-columns-repeated="19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81:.B100])" office:value-type="float" office:value="1123.336" calcext:value-type="float">
            <text:p>1123.336</text:p>
          </table:table-cell>
          <table:table-cell table:formula="of:=AVERAGE([.C81:.C100])" office:value-type="float" office:value="423.4" calcext:value-type="float">
            <text:p>423.4</text:p>
          </table:table-cell>
          <table:table-cell/>
          <table:table-cell office:value-type="string" calcext:value-type="string">
            <text:p>AVERAGE</text:p>
          </table:table-cell>
          <table:table-cell table:formula="of:=AVERAGE([.F81:.F100])" office:value-type="float" office:value="1202.578" calcext:value-type="float">
            <text:p>1202.578</text:p>
          </table:table-cell>
          <table:table-cell table:formula="of:=AVERAGE([.G81:.G100])" office:value-type="float" office:value="2471.1" calcext:value-type="float">
            <text:p>2471.1</text:p>
          </table:table-cell>
          <table:table-cell/>
          <table:table-cell office:value-type="string" calcext:value-type="string">
            <text:p>AVERAGE</text:p>
          </table:table-cell>
          <table:table-cell table:formula="of:=AVERAGE([.J81:.J100])" office:value-type="float" office:value="1209.606" calcext:value-type="float">
            <text:p>1209.606</text:p>
          </table:table-cell>
          <table:table-cell table:formula="of:=AVERAGE([.K81:.K100])" office:value-type="float" office:value="2145.6" calcext:value-type="float">
            <text:p>2145.6</text:p>
          </table:table-cell>
          <table:table-cell/>
          <table:table-cell office:value-type="string" calcext:value-type="string">
            <text:p>AVERAGE</text:p>
          </table:table-cell>
          <table:table-cell table:formula="of:=AVERAGE([.N81:.N100])" office:value-type="float" office:value="1199.882" calcext:value-type="float">
            <text:p>1199.882</text:p>
          </table:table-cell>
          <table:table-cell table:formula="of:=AVERAGE([.O81:.O100])" office:value-type="float" office:value="2627.6" calcext:value-type="float">
            <text:p>2627.6</text:p>
          </table:table-cell>
          <table:table-cell/>
          <table:table-cell office:value-type="string" calcext:value-type="string">
            <text:p>AVERAGE</text:p>
          </table:table-cell>
          <table:table-cell table:formula="of:=AVERAGE([.R81:.R100])" office:value-type="float" office:value="1263.909" calcext:value-type="float">
            <text:p>1263.909</text:p>
          </table:table-cell>
          <table:table-cell table:formula="of:=AVERAGE([.S81:.S100])" office:value-type="float" office:value="3368.1" calcext:value-type="float">
            <text:p>3368.1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formula="of:=MIN([.B81:.B100])" office:value-type="float" office:value="1111.12" calcext:value-type="float">
            <text:p>1111.12</text:p>
          </table:table-cell>
          <table:table-cell table:formula="of:=MIN([.C81:.C100])" office:value-type="float" office:value="259" calcext:value-type="float">
            <text:p>259</text:p>
          </table:table-cell>
          <table:table-cell/>
          <table:table-cell office:value-type="string" calcext:value-type="string">
            <text:p>BEST</text:p>
          </table:table-cell>
          <table:table-cell table:formula="of:=MIN([.F81:.F100])" office:value-type="float" office:value="1166.08" calcext:value-type="float">
            <text:p>1166.08</text:p>
          </table:table-cell>
          <table:table-cell table:formula="of:=MIN([.G81:.G100])" office:value-type="float" office:value="1184" calcext:value-type="float">
            <text:p>1184</text:p>
          </table:table-cell>
          <table:table-cell/>
          <table:table-cell office:value-type="string" calcext:value-type="string">
            <text:p>BEST</text:p>
          </table:table-cell>
          <table:table-cell table:formula="of:=MIN([.J81:.J100])" office:value-type="float" office:value="1178.51" calcext:value-type="float">
            <text:p>1178.51</text:p>
          </table:table-cell>
          <table:table-cell table:formula="of:=MIN([.K81:.K100])" office:value-type="float" office:value="1085" calcext:value-type="float">
            <text:p>1085</text:p>
          </table:table-cell>
          <table:table-cell/>
          <table:table-cell office:value-type="string" calcext:value-type="string">
            <text:p>BEST</text:p>
          </table:table-cell>
          <table:table-cell table:formula="of:=MIN([.N81:.N100])" office:value-type="float" office:value="1142.74" calcext:value-type="float">
            <text:p>1142.74</text:p>
          </table:table-cell>
          <table:table-cell table:formula="of:=MIN([.O81:.O100])" office:value-type="float" office:value="1548" calcext:value-type="float">
            <text:p>1548</text:p>
          </table:table-cell>
          <table:table-cell/>
          <table:table-cell office:value-type="string" calcext:value-type="string">
            <text:p>BEST</text:p>
          </table:table-cell>
          <table:table-cell table:formula="of:=MIN([.R81:.R100])" office:value-type="float" office:value="1231.96" calcext:value-type="float">
            <text:p>1231.96</text:p>
          </table:table-cell>
          <table:table-cell table:formula="of:=MIN([.S81:.S100])" office:value-type="float" office:value="2499" calcext:value-type="float">
            <text:p>2499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81:.B100])" office:value-type="float" office:value="1170.17" calcext:value-type="float">
            <text:p>1170.17</text:p>
          </table:table-cell>
          <table:table-cell table:formula="of:=MAX([.C81:.C100])" office:value-type="float" office:value="552" calcext:value-type="float">
            <text:p>552</text:p>
          </table:table-cell>
          <table:table-cell/>
          <table:table-cell office:value-type="string" calcext:value-type="string">
            <text:p>WORST</text:p>
          </table:table-cell>
          <table:table-cell table:formula="of:=MAX([.F81:.F100])" office:value-type="float" office:value="1228.27" calcext:value-type="float">
            <text:p>1228.27</text:p>
          </table:table-cell>
          <table:table-cell table:formula="of:=MAX([.G81:.G100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J81:.J100])" office:value-type="float" office:value="1241.67" calcext:value-type="float">
            <text:p>1241.67</text:p>
          </table:table-cell>
          <table:table-cell table:formula="of:=MAX([.K81:.K100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N81:.N100])" office:value-type="float" office:value="1253.47" calcext:value-type="float">
            <text:p>1253.47</text:p>
          </table:table-cell>
          <table:table-cell table:formula="of:=MAX([.O81:.O100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R81:.R100])" office:value-type="float" office:value="1296.42" calcext:value-type="float">
            <text:p>1296.42</text:p>
          </table:table-cell>
          <table:table-cell table:formula="of:=MAX([.S81:.S100])" office:value-type="float" office:value="3600" calcext:value-type="float">
            <text:p>3600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p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2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2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1.09" calcext:value-type="float">
            <text:p>1321.0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29.03" calcext:value-type="float">
            <text:p>1329.0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47.87" calcext:value-type="float">
            <text:p>1347.87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31.45" calcext:value-type="float">
            <text:p>1331.4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29.32" calcext:value-type="float">
            <text:p>1329.3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32.05" calcext:value-type="float">
            <text:p>1332.05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36.44" calcext:value-type="float">
            <text:p>1336.4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17.94" calcext:value-type="float">
            <text:p>1317.9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50.59" calcext:value-type="float">
            <text:p>1350.59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6.68" calcext:value-type="float">
            <text:p>1346.6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27.29" calcext:value-type="float">
            <text:p>1327.2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39.23" calcext:value-type="float">
            <text:p>1339.23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96.19" calcext:value-type="float">
            <text:p>1296.1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30.64" calcext:value-type="float">
            <text:p>1330.6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37.78" calcext:value-type="float">
            <text:p>1337.78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7.43" calcext:value-type="float">
            <text:p>1327.4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20.63" calcext:value-type="float">
            <text:p>1320.6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56.62" calcext:value-type="float">
            <text:p>1356.62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18.74" calcext:value-type="float">
            <text:p>1318.7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37.7" calcext:value-type="float">
            <text:p>1337.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31.88" calcext:value-type="float">
            <text:p>1331.88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7.09" calcext:value-type="float">
            <text:p>1347.0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29.77" calcext:value-type="float">
            <text:p>1329.7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19.93" calcext:value-type="float">
            <text:p>1319.93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34.72" calcext:value-type="float">
            <text:p>1334.7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54.61" calcext:value-type="float">
            <text:p>1354.6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54.03" calcext:value-type="float">
            <text:p>1354.03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41.32" calcext:value-type="float">
            <text:p>1341.3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43.79" calcext:value-type="float">
            <text:p>1343.7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45.05" calcext:value-type="float">
            <text:p>1345.05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07:.B116])" office:value-type="float" office:value="1330.115" calcext:value-type="float">
            <text:p>1330.115</text:p>
          </table:table-cell>
          <table:table-cell table:formula="of:=AVERAGE([.C107:.C116])" office:value-type="float" office:value="3600" calcext:value-type="float">
            <text:p>3600</text:p>
          </table:table-cell>
          <table:table-cell/>
          <table:table-cell office:value-type="string" calcext:value-type="string">
            <text:p>AVERAGE</text:p>
          </table:table-cell>
          <table:table-cell table:formula="of:=AVERAGE([.F107:.F116])" office:value-type="float" office:value="1332.072" calcext:value-type="float">
            <text:p>1332.072</text:p>
          </table:table-cell>
          <table:table-cell table:formula="of:=AVERAGE([.G107:.G116])" office:value-type="float" office:value="3600" calcext:value-type="float">
            <text:p>3600</text:p>
          </table:table-cell>
          <table:table-cell/>
          <table:table-cell office:value-type="string" calcext:value-type="string">
            <text:p>AVERAGE</text:p>
          </table:table-cell>
          <table:table-cell table:formula="of:=AVERAGE([.J107:.J116])" office:value-type="float" office:value="1341.503" calcext:value-type="float">
            <text:p>1341.503</text:p>
          </table:table-cell>
          <table:table-cell table:formula="of:=AVERAGE([.K107:.K116])"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</text:p>
          </table:table-cell>
          <table:table-cell table:formula="of:=MIN([.B107:.B116])" office:value-type="float" office:value="1296.19" calcext:value-type="float">
            <text:p>1296.19</text:p>
          </table:table-cell>
          <table:table-cell table:formula="of:=MIN([.C107:.C116])" office:value-type="float" office:value="3600" calcext:value-type="float">
            <text:p>3600</text:p>
          </table:table-cell>
          <table:table-cell/>
          <table:table-cell office:value-type="string" calcext:value-type="string">
            <text:p>BEST</text:p>
          </table:table-cell>
          <table:table-cell table:formula="of:=MIN([.F107:.F116])" office:value-type="float" office:value="1317.94" calcext:value-type="float">
            <text:p>1317.94</text:p>
          </table:table-cell>
          <table:table-cell table:formula="of:=MIN([.G107:.G116])" office:value-type="float" office:value="3600" calcext:value-type="float">
            <text:p>3600</text:p>
          </table:table-cell>
          <table:table-cell/>
          <table:table-cell office:value-type="string" calcext:value-type="string">
            <text:p>BEST</text:p>
          </table:table-cell>
          <table:table-cell table:formula="of:=MIN([.J107:.J116])" office:value-type="float" office:value="1319.93" calcext:value-type="float">
            <text:p>1319.93</text:p>
          </table:table-cell>
          <table:table-cell table:formula="of:=MIN([.K107:.K116])"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107:.B116])" office:value-type="float" office:value="1347.09" calcext:value-type="float">
            <text:p>1347.09</text:p>
          </table:table-cell>
          <table:table-cell table:formula="of:=MAX([.C107:.C116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F107:.F116])" office:value-type="float" office:value="1354.61" calcext:value-type="float">
            <text:p>1354.61</text:p>
          </table:table-cell>
          <table:table-cell table:formula="of:=MAX([.G107:.G116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J107:.J116])" office:value-type="float" office:value="1356.62" calcext:value-type="float">
            <text:p>1356.62</text:p>
          </table:table-cell>
          <table:table-cell table:formula="of:=MAX([.K107:.K116])" office:value-type="float" office:value="3600" calcext:value-type="float">
            <text:p>3600</text:p>
          </table:table-cell>
          <table:table-cell table:number-columns-repeated="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CO BE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average time</text:p>
          </table:table-cell>
          <table:table-cell/>
          <table:table-cell office:value-type="string" calcext:value-type="string">
            <text:p>p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78.56" calcext:value-type="float">
            <text:p>178.56</text:p>
          </table:table-cell>
          <table:table-cell table:style-name="ce1" office:value-type="float" office:value="196.7405" calcext:value-type="float">
            <text:p>196.74</text:p>
          </table:table-cell>
          <table:table-cell table:style-name="ce1" table:formula="of:=([.C124]-[.B124])/[.B124]*100" office:value-type="float" office:value="10.1817316308244" calcext:value-type="float">
            <text:p>10.18</text:p>
          </table:table-cell>
          <table:table-cell table:style-name="ce1" office:value-type="float" office:value="225.6" calcext:value-type="float">
            <text:p>225.60</text:p>
          </table:table-cell>
          <table:table-cell table:style-name="ce1" table:formula="of:=([.E124]-[.B124])/[.B124]*100" office:value-type="float" office:value="26.3440860215054" calcext:value-type="float">
            <text:p>26.3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1.39" calcext:value-type="float">
            <text:p>1261.3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78.28" calcext:value-type="float">
            <text:p>1278.28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72.73" calcext:value-type="float">
            <text:p>172.73</text:p>
          </table:table-cell>
          <table:table-cell table:style-name="ce1" office:value-type="float" office:value="196.571" calcext:value-type="float">
            <text:p>196.57</text:p>
          </table:table-cell>
          <table:table-cell table:style-name="ce1" table:formula="of:=([.C125]-[.B125])/[.B125]*100" office:value-type="float" office:value="13.8024662768483" calcext:value-type="float">
            <text:p>13.80</text:p>
          </table:table-cell>
          <table:table-cell table:style-name="ce1" office:value-type="float" office:value="234.78" calcext:value-type="float">
            <text:p>234.78</text:p>
          </table:table-cell>
          <table:table-cell table:style-name="ce1" table:formula="of:=([.E125]-[.B125])/[.B125]*100" office:value-type="float" office:value="35.9231170034158" calcext:value-type="float">
            <text:p>35.92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60.81" calcext:value-type="float">
            <text:p>1260.8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75.85" calcext:value-type="float">
            <text:p>1275.85</text:p>
          </table:table-cell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73.82" calcext:value-type="float">
            <text:p>173.82</text:p>
          </table:table-cell>
          <table:table-cell table:style-name="ce1" office:value-type="float" office:value="187.258" calcext:value-type="float">
            <text:p>187.26</text:p>
          </table:table-cell>
          <table:table-cell table:style-name="ce1" table:formula="of:=([.C126]-[.B126])/[.B126]*100" office:value-type="float" office:value="7.73098607755148" calcext:value-type="float">
            <text:p>7.73</text:p>
          </table:table-cell>
          <table:table-cell table:style-name="ce1" office:value-type="float" office:value="210.15" calcext:value-type="float">
            <text:p>210.15</text:p>
          </table:table-cell>
          <table:table-cell table:style-name="ce1" table:formula="of:=([.E126]-[.B126])/[.B126]*100" office:value-type="float" office:value="20.9009319986193" calcext:value-type="float">
            <text:p>20.9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51.27" calcext:value-type="float">
            <text:p>1251.2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55.95" calcext:value-type="float">
            <text:p>1255.95</text:p>
          </table:table-cell>
          <table:table-cell office:value-type="float" office:value="3390" calcext:value-type="float">
            <text:p>339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629.88" calcext:value-type="float">
            <text:p>629.88</text:p>
          </table:table-cell>
          <table:table-cell table:style-name="ce1" office:value-type="float" office:value="644.838" calcext:value-type="float">
            <text:p>644.84</text:p>
          </table:table-cell>
          <table:table-cell table:style-name="ce1" table:formula="of:=([.C127]-[.B127])/[.B127]*100" office:value-type="float" office:value="2.37473804534197" calcext:value-type="float">
            <text:p>2.37</text:p>
          </table:table-cell>
          <table:table-cell table:style-name="ce1" office:value-type="float" office:value="675.63" calcext:value-type="float">
            <text:p>675.63</text:p>
          </table:table-cell>
          <table:table-cell table:style-name="ce1" table:formula="of:=([.E127]-[.B127])/[.B127]*100" office:value-type="float" office:value="7.26328824538007" calcext:value-type="float">
            <text:p>7.26</text:p>
          </table:table-cell>
          <table:table-cell office:value-type="float" office:value="1203" calcext:value-type="float">
            <text:p>12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84.23" calcext:value-type="float">
            <text:p>1284.2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73.8" calcext:value-type="float">
            <text:p>1273.8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573.03" calcext:value-type="float">
            <text:p>573.03</text:p>
          </table:table-cell>
          <table:table-cell table:style-name="ce1" office:value-type="float" office:value="613.47" calcext:value-type="float">
            <text:p>613.47</text:p>
          </table:table-cell>
          <table:table-cell table:style-name="ce1" table:formula="of:=([.C128]-[.B128])/[.B128]*100" office:value-type="float" office:value="7.05722213496677" calcext:value-type="float">
            <text:p>7.06</text:p>
          </table:table-cell>
          <table:table-cell table:style-name="ce1" office:value-type="float" office:value="692.44" calcext:value-type="float">
            <text:p>692.44</text:p>
          </table:table-cell>
          <table:table-cell table:style-name="ce1" table:formula="of:=([.E128]-[.B128])/[.B128]*100" office:value-type="float" office:value="20.8383505226603" calcext:value-type="float">
            <text:p>20.84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75.54" calcext:value-type="float">
            <text:p>1275.5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55.4" calcext:value-type="float">
            <text:p>1255.4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379.1" calcext:value-type="float">
            <text:p>379.10</text:p>
          </table:table-cell>
          <table:table-cell table:style-name="ce1" office:value-type="float" office:value="390.34" calcext:value-type="float">
            <text:p>390.34</text:p>
          </table:table-cell>
          <table:table-cell table:style-name="ce1" table:formula="of:=([.C129]-[.B129])/[.B129]*100" office:value-type="float" office:value="2.96491690846741" calcext:value-type="float">
            <text:p>2.96</text:p>
          </table:table-cell>
          <table:table-cell table:style-name="ce1" office:value-type="float" office:value="403.39" calcext:value-type="float">
            <text:p>403.39</text:p>
          </table:table-cell>
          <table:table-cell table:style-name="ce1" table:formula="of:=([.E129]-[.B129])/[.B129]*100" office:value-type="float" office:value="6.40728040094961" calcext:value-type="float">
            <text:p>6.41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67.45" calcext:value-type="float">
            <text:p>1267.4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57.1" calcext:value-type="float">
            <text:p>1257.1</text:p>
          </table:table-cell>
          <table:table-cell office:value-type="float" office:value="2983" calcext:value-type="float">
            <text:p>298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288.24" calcext:value-type="float">
            <text:p>288.24</text:p>
          </table:table-cell>
          <table:table-cell table:style-name="ce1" office:value-type="float" office:value="297.91" calcext:value-type="float">
            <text:p>297.91</text:p>
          </table:table-cell>
          <table:table-cell table:style-name="ce1" table:formula="of:=([.C130]-[.B130])/[.B130]*100" office:value-type="float" office:value="3.3548431862337" calcext:value-type="float">
            <text:p>3.35</text:p>
          </table:table-cell>
          <table:table-cell table:style-name="ce1" office:value-type="float" office:value="314.78" calcext:value-type="float">
            <text:p>314.78</text:p>
          </table:table-cell>
          <table:table-cell table:style-name="ce1" table:formula="of:=([.E130]-[.B130])/[.B130]*100" office:value-type="float" office:value="9.2076047737996" calcext:value-type="float">
            <text:p>9.21</text:p>
          </table:table-cell>
          <table:table-cell office:value-type="float" office:value="798" calcext:value-type="float">
            <text:p>7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69.68" calcext:value-type="float">
            <text:p>1269.6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46.36" calcext:value-type="float">
            <text:p>1246.36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3023.77" calcext:value-type="float">
            <text:p>3023.77</text:p>
          </table:table-cell>
          <table:table-cell table:style-name="ce1" office:value-type="float" office:value="3100.23" calcext:value-type="float">
            <text:p>3100.23</text:p>
          </table:table-cell>
          <table:table-cell table:style-name="ce1" table:formula="of:=([.C131]-[.B131])/[.B131]*100" office:value-type="float" office:value="2.5286314766004" calcext:value-type="float">
            <text:p>2.53</text:p>
          </table:table-cell>
          <table:table-cell table:style-name="ce1" office:value-type="float" office:value="3265.97" calcext:value-type="float">
            <text:p>3265.97</text:p>
          </table:table-cell>
          <table:table-cell table:style-name="ce1" table:formula="of:=([.E131]-[.B131])/[.B131]*100" office:value-type="float" office:value="8.00986847544621" calcext:value-type="float">
            <text:p>8.01</text:p>
          </table:table-cell>
          <table:table-cell office:value-type="float" office:value="1635" calcext:value-type="float">
            <text:p>163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50.26" calcext:value-type="float">
            <text:p>1250.2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80.77" calcext:value-type="float">
            <text:p>1280.77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705.03" calcext:value-type="float">
            <text:p>1705.03</text:p>
          </table:table-cell>
          <table:table-cell table:style-name="ce1" office:value-type="float" office:value="1774.86" calcext:value-type="float">
            <text:p>1774.86</text:p>
          </table:table-cell>
          <table:table-cell table:style-name="ce1" table:formula="of:=([.C132]-[.B132])/[.B132]*100" office:value-type="float" office:value="4.09552911092473" calcext:value-type="float">
            <text:p>4.10</text:p>
          </table:table-cell>
          <table:table-cell table:style-name="ce1" office:value-type="float" office:value="1846.92" calcext:value-type="float">
            <text:p>1846.92</text:p>
          </table:table-cell>
          <table:table-cell table:style-name="ce1" table:formula="of:=([.E132]-[.B132])/[.B132]*100" office:value-type="float" office:value="8.32184770942447" calcext:value-type="float">
            <text:p>8.32</text:p>
          </table:table-cell>
          <table:table-cell office:value-type="float" office:value="3391" calcext:value-type="float">
            <text:p>339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8.05" calcext:value-type="float">
            <text:p>1268.0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6.84" calcext:value-type="float">
            <text:p>1266.84</text:p>
          </table:table-cell>
          <table:table-cell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286.28" calcext:value-type="float">
            <text:p>1286.28</text:p>
          </table:table-cell>
          <table:table-cell table:style-name="ce1" office:value-type="float" office:value="1319.78" calcext:value-type="float">
            <text:p>1319.78</text:p>
          </table:table-cell>
          <table:table-cell table:style-name="ce1" table:formula="of:=([.C133]-[.B133])/[.B133]*100" office:value-type="float" office:value="2.60440961532481" calcext:value-type="float">
            <text:p>2.60</text:p>
          </table:table-cell>
          <table:table-cell table:style-name="ce1" office:value-type="float" office:value="1349.47" calcext:value-type="float">
            <text:p>1349.47</text:p>
          </table:table-cell>
          <table:table-cell table:style-name="ce1" table:formula="of:=([.E133]-[.B133])/[.B133]*100" office:value-type="float" office:value="4.91261622663806" calcext:value-type="float">
            <text:p>4.91</text:p>
          </table:table-cell>
          <table:table-cell office:value-type="float" office:value="3549" calcext:value-type="float">
            <text:p>35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76.77" calcext:value-type="float">
            <text:p>1276.7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76.64" calcext:value-type="float">
            <text:p>1276.64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992.16" calcext:value-type="float">
            <text:p>992.16</text:p>
          </table:table-cell>
          <table:table-cell table:style-name="ce1" office:value-type="float" office:value="1035.63" calcext:value-type="float">
            <text:p>1035.63</text:p>
          </table:table-cell>
          <table:table-cell table:style-name="ce1" table:formula="of:=([.C134]-[.B134])/[.B134]*100" office:value-type="float" office:value="4.38134978229319" calcext:value-type="float">
            <text:p>4.38</text:p>
          </table:table-cell>
          <table:table-cell table:style-name="ce1" office:value-type="float" office:value="1061.7" calcext:value-type="float">
            <text:p>1061.70</text:p>
          </table:table-cell>
          <table:table-cell table:style-name="ce1" table:formula="of:=([.E134]-[.B134])/[.B134]*100" office:value-type="float" office:value="7.00895016932754" calcext:value-type="float">
            <text:p>7.01</text:p>
          </table:table-cell>
          <table:table-cell office:value-type="float" office:value="3600" calcext:value-type="float">
            <text:p>3600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082.12" calcext:value-type="float">
            <text:p>1082.12</text:p>
          </table:table-cell>
          <table:table-cell table:style-name="ce1" office:value-type="float" office:value="1123.3" calcext:value-type="float">
            <text:p>1123.30</text:p>
          </table:table-cell>
          <table:table-cell table:style-name="ce1" table:formula="of:=([.C135]-[.B135])/[.B135]*100" office:value-type="float" office:value="3.80549292130263" calcext:value-type="float">
            <text:p>3.81</text:p>
          </table:table-cell>
          <table:table-cell table:style-name="ce1" office:value-type="float" office:value="1175.39" calcext:value-type="float">
            <text:p>1175.39</text:p>
          </table:table-cell>
          <table:table-cell table:style-name="ce1" table:formula="of:=([.E135]-[.B135])/[.B135]*100" office:value-type="float" office:value="8.6191919565298" calcext:value-type="float">
            <text:p>8.6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string" calcext:value-type="string">
            <text:p>AVERAGE</text:p>
          </table:table-cell>
          <table:table-cell table:formula="of:=AVERAGE([.J124:.J133])" office:value-type="float" office:value="1266.545" calcext:value-type="float">
            <text:p>1266.545</text:p>
          </table:table-cell>
          <table:table-cell table:formula="of:=AVERAGE([.K124:.K133])" office:value-type="float" office:value="3600" calcext:value-type="float">
            <text:p>3600</text:p>
          </table:table-cell>
          <table:table-cell/>
          <table:table-cell office:value-type="string" calcext:value-type="string">
            <text:p>AVERAGE</text:p>
          </table:table-cell>
          <table:table-cell table:formula="of:=AVERAGE([.N124:.N133])" office:value-type="float" office:value="1266.699" calcext:value-type="float">
            <text:p>1266.699</text:p>
          </table:table-cell>
          <table:table-cell table:formula="of:=AVERAGE([.O124:.O133])" office:value-type="float" office:value="3444.9" calcext:value-type="float">
            <text:p>3444.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099.02" calcext:value-type="float">
            <text:p>1099.02</text:p>
          </table:table-cell>
          <table:table-cell table:style-name="ce1" office:value-type="float" office:value="1135.303" calcext:value-type="float">
            <text:p>1135.30</text:p>
          </table:table-cell>
          <table:table-cell table:style-name="ce1" table:formula="of:=([.C136]-[.B136])/[.B136]*100" office:value-type="float" office:value="3.30139578897564" calcext:value-type="float">
            <text:p>3.30</text:p>
          </table:table-cell>
          <table:table-cell table:style-name="ce1" office:value-type="float" office:value="1191.96" calcext:value-type="float">
            <text:p>1191.96</text:p>
          </table:table-cell>
          <table:table-cell table:style-name="ce1" table:formula="of:=([.E136]-[.B136])/[.B136]*100" office:value-type="float" office:value="8.45662499317574" calcext:value-type="float">
            <text:p>8.46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BEST</text:p>
          </table:table-cell>
          <table:table-cell table:formula="of:=MIN([.J124:.J133])" office:value-type="float" office:value="1250.26" calcext:value-type="float">
            <text:p>1250.26</text:p>
          </table:table-cell>
          <table:table-cell table:formula="of:=MIN([.K124:.K133])" office:value-type="float" office:value="3600" calcext:value-type="float">
            <text:p>3600</text:p>
          </table:table-cell>
          <table:table-cell/>
          <table:table-cell office:value-type="string" calcext:value-type="string">
            <text:p>BEST</text:p>
          </table:table-cell>
          <table:table-cell table:formula="of:=MIN([.N124:.N133])" office:value-type="float" office:value="1246.36" calcext:value-type="float">
            <text:p>1246.36</text:p>
          </table:table-cell>
          <table:table-cell table:formula="of:=MIN([.O124:.O133])" office:value-type="float" office:value="2983" calcext:value-type="float">
            <text:p>298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111.12" calcext:value-type="float">
            <text:p>1111.12</text:p>
          </table:table-cell>
          <table:table-cell table:style-name="ce1" office:value-type="float" office:value="1123.33" calcext:value-type="float">
            <text:p>1123.33</text:p>
          </table:table-cell>
          <table:table-cell table:style-name="ce1" table:formula="of:=([.C137]-[.B137])/[.B137]*100" office:value-type="float" office:value="1.09889120887033" calcext:value-type="float">
            <text:p>1.10</text:p>
          </table:table-cell>
          <table:table-cell table:style-name="ce1" office:value-type="float" office:value="1170.17" calcext:value-type="float">
            <text:p>1170.17</text:p>
          </table:table-cell>
          <table:table-cell table:style-name="ce1" table:formula="of:=([.E137]-[.B137])/[.B137]*100" office:value-type="float" office:value="5.31445748434014" calcext:value-type="float">
            <text:p>5.31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WORST</text:p>
          </table:table-cell>
          <table:table-cell table:formula="of:=MAX([.J124:.J133])" office:value-type="float" office:value="1284.23" calcext:value-type="float">
            <text:p>1284.23</text:p>
          </table:table-cell>
          <table:table-cell table:formula="of:=MAX([.K124:.K133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N124:.N133])" office:value-type="float" office:value="1280.77" calcext:value-type="float">
            <text:p>1280.77</text:p>
          </table:table-cell>
          <table:table-cell table:formula="of:=MAX([.O124:.O133])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1166.08" calcext:value-type="float">
            <text:p>1166.08</text:p>
          </table:table-cell>
          <table:table-cell table:style-name="ce1" office:value-type="float" office:value="1202.57" calcext:value-type="float">
            <text:p>1202.57</text:p>
          </table:table-cell>
          <table:table-cell table:style-name="ce1" table:formula="of:=([.C138]-[.B138])/[.B138]*100" office:value-type="float" office:value="3.12928787047201" calcext:value-type="float">
            <text:p>3.13</text:p>
          </table:table-cell>
          <table:table-cell table:style-name="ce1" office:value-type="float" office:value="1228.27" calcext:value-type="float">
            <text:p>1228.27</text:p>
          </table:table-cell>
          <table:table-cell table:style-name="ce1" table:formula="of:=([.E138]-[.B138])/[.B138]*100" office:value-type="float" office:value="5.33325329308453" calcext:value-type="float">
            <text:p>5.33</text:p>
          </table:table-cell>
          <table:table-cell office:value-type="float" office:value="2471" calcext:value-type="float">
            <text:p>2471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1178.51" calcext:value-type="float">
            <text:p>1178.51</text:p>
          </table:table-cell>
          <table:table-cell table:style-name="ce1" office:value-type="float" office:value="1209.6" calcext:value-type="float">
            <text:p>1209.60</text:p>
          </table:table-cell>
          <table:table-cell table:style-name="ce1" table:formula="of:=([.C139]-[.B139])/[.B139]*100" office:value-type="float" office:value="2.63807689370476" calcext:value-type="float">
            <text:p>2.64</text:p>
          </table:table-cell>
          <table:table-cell table:style-name="ce1" office:value-type="float" office:value="1241.67" calcext:value-type="float">
            <text:p>1241.67</text:p>
          </table:table-cell>
          <table:table-cell table:style-name="ce1" table:formula="of:=([.E139]-[.B139])/[.B139]*100" office:value-type="float" office:value="5.35930963674471" calcext:value-type="float">
            <text:p>5.36</text:p>
          </table:table-cell>
          <table:table-cell office:value-type="float" office:value="2146" calcext:value-type="float">
            <text:p>2146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1142.74" calcext:value-type="float">
            <text:p>1142.74</text:p>
          </table:table-cell>
          <table:table-cell table:style-name="ce1" office:value-type="float" office:value="1199.88" calcext:value-type="float">
            <text:p>1199.88</text:p>
          </table:table-cell>
          <table:table-cell table:style-name="ce1" table:formula="of:=([.C140]-[.B140])/[.B140]*100" office:value-type="float" office:value="5.00026252690902" calcext:value-type="float">
            <text:p>5.00</text:p>
          </table:table-cell>
          <table:table-cell table:style-name="ce1" office:value-type="float" office:value="1253.47" calcext:value-type="float">
            <text:p>1253.47</text:p>
          </table:table-cell>
          <table:table-cell table:style-name="ce1" table:formula="of:=([.E140]-[.B140])/[.B140]*100" office:value-type="float" office:value="9.68986821149168" calcext:value-type="float">
            <text:p>9.69</text:p>
          </table:table-cell>
          <table:table-cell office:value-type="float" office:value="2628" calcext:value-type="float">
            <text:p>2628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1231.96" calcext:value-type="float">
            <text:p>1231.96</text:p>
          </table:table-cell>
          <table:table-cell table:style-name="ce1" office:value-type="float" office:value="1263.909" calcext:value-type="float">
            <text:p>1263.91</text:p>
          </table:table-cell>
          <table:table-cell table:style-name="ce1" table:formula="of:=([.C141]-[.B141])/[.B141]*100" office:value-type="float" office:value="2.59334718659697" calcext:value-type="float">
            <text:p>2.59</text:p>
          </table:table-cell>
          <table:table-cell table:style-name="ce1" office:value-type="float" office:value="1296.42" calcext:value-type="float">
            <text:p>1296.42</text:p>
          </table:table-cell>
          <table:table-cell table:style-name="ce1" table:formula="of:=([.E141]-[.B141])/[.B141]*100" office:value-type="float" office:value="5.23231273742654" calcext:value-type="float">
            <text:p>5.23</text:p>
          </table:table-cell>
          <table:table-cell office:value-type="float" office:value="3368" calcext:value-type="float">
            <text:p>3368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1250.26" calcext:value-type="float">
            <text:p>1250.26</text:p>
          </table:table-cell>
          <table:table-cell table:style-name="ce1" office:value-type="float" office:value="1266.545" calcext:value-type="float">
            <text:p>1266.55</text:p>
          </table:table-cell>
          <table:table-cell table:style-name="ce1" table:formula="of:=([.C142]-[.B142])/[.B142]*100" office:value-type="float" office:value="1.30252907395262" calcext:value-type="float">
            <text:p>1.30</text:p>
          </table:table-cell>
          <table:table-cell table:style-name="ce1" office:value-type="float" office:value="1284.23" calcext:value-type="float">
            <text:p>1284.23</text:p>
          </table:table-cell>
          <table:table-cell table:style-name="ce1" table:formula="of:=([.E142]-[.B142])/[.B142]*100" office:value-type="float" office:value="2.7170348567498" calcext:value-type="float">
            <text:p>2.72</text:p>
          </table:table-cell>
          <table:table-cell office:value-type="float" office:value="3600" calcext:value-type="float">
            <text:p>3600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1246.36" calcext:value-type="float">
            <text:p>1246.36</text:p>
          </table:table-cell>
          <table:table-cell table:style-name="ce1" office:value-type="float" office:value="1266.699" calcext:value-type="float">
            <text:p>1266.70</text:p>
          </table:table-cell>
          <table:table-cell table:style-name="ce1" table:formula="of:=([.C143]-[.B143])/[.B143]*100" office:value-type="float" office:value="1.63187201129691" calcext:value-type="float">
            <text:p>1.63</text:p>
          </table:table-cell>
          <table:table-cell table:style-name="ce1" office:value-type="float" office:value="1280.77" calcext:value-type="float">
            <text:p>1280.77</text:p>
          </table:table-cell>
          <table:table-cell table:style-name="ce1" table:formula="of:=([.E143]-[.B143])/[.B143]*100" office:value-type="float" office:value="2.76083956481274" calcext:value-type="float">
            <text:p>2.76</text:p>
          </table:table-cell>
          <table:table-cell office:value-type="float" office:value="3445" calcext:value-type="float">
            <text:p>3445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1296.19" calcext:value-type="float">
            <text:p>1296.19</text:p>
          </table:table-cell>
          <table:table-cell table:style-name="ce1" office:value-type="float" office:value="1330.11" calcext:value-type="float">
            <text:p>1330.11</text:p>
          </table:table-cell>
          <table:table-cell table:style-name="ce1" table:formula="of:=([.C144]-[.B144])/[.B144]*100" office:value-type="float" office:value="2.61690030011031" calcext:value-type="float">
            <text:p>2.62</text:p>
          </table:table-cell>
          <table:table-cell table:style-name="ce1" office:value-type="float" office:value="1347.09" calcext:value-type="float">
            <text:p>1347.09</text:p>
          </table:table-cell>
          <table:table-cell table:style-name="ce1" table:formula="of:=([.E144]-[.B144])/[.B144]*100" office:value-type="float" office:value="3.92689343383299" calcext:value-type="float">
            <text:p>3.93</text:p>
          </table:table-cell>
          <table:table-cell office:value-type="float" office:value="3600" calcext:value-type="float">
            <text:p>3600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1317.94" calcext:value-type="float">
            <text:p>1317.94</text:p>
          </table:table-cell>
          <table:table-cell table:style-name="ce1" office:value-type="float" office:value="1332.07" calcext:value-type="float">
            <text:p>1332.07</text:p>
          </table:table-cell>
          <table:table-cell table:style-name="ce1" table:formula="of:=([.C145]-[.B145])/[.B145]*100" office:value-type="float" office:value="1.07212771446347" calcext:value-type="float">
            <text:p>1.07</text:p>
          </table:table-cell>
          <table:table-cell table:style-name="ce1" office:value-type="float" office:value="1354.61" calcext:value-type="float">
            <text:p>1354.61</text:p>
          </table:table-cell>
          <table:table-cell table:style-name="ce1" table:formula="of:=([.E145]-[.B145])/[.B145]*100" office:value-type="float" office:value="2.78237249040168" calcext:value-type="float">
            <text:p>2.78</text:p>
          </table:table-cell>
          <table:table-cell office:value-type="float" office:value="3600" calcext:value-type="float">
            <text:p>3600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1319.93" calcext:value-type="float">
            <text:p>1319.93</text:p>
          </table:table-cell>
          <table:table-cell table:style-name="ce1" office:value-type="float" office:value="1341.5" calcext:value-type="float">
            <text:p>1341.50</text:p>
          </table:table-cell>
          <table:table-cell table:style-name="ce1" table:formula="of:=([.C146]-[.B146])/[.B146]*100" office:value-type="float" office:value="1.63417757002265" calcext:value-type="float">
            <text:p>1.63</text:p>
          </table:table-cell>
          <table:table-cell table:style-name="ce1" office:value-type="float" office:value="1356.62" calcext:value-type="float">
            <text:p>1356.62</text:p>
          </table:table-cell>
          <table:table-cell table:style-name="ce1" table:formula="of:=([.E146]-[.B146])/[.B146]*100" office:value-type="float" office:value="2.77969286250027" calcext:value-type="float">
            <text:p>2.78</text:p>
          </table:table-cell>
          <table:table-cell office:value-type="float" office:value="3600" calcext:value-type="float">
            <text:p>3600</text:p>
          </table:table-cell>
          <table:table-cell table:number-columns-repeated="12"/>
        </table:table-row>
        <table:table-row table:style-name="ro1">
          <table:table-cell/>
          <table:table-cell table:formula="of:=AVERAGE([.B124:.B146])" office:value-type="float" office:value="1036.73173913043" calcext:value-type="float">
            <text:p>1036.73173913043</text:p>
          </table:table-cell>
          <table:table-cell table:formula="of:=AVERAGE([.C124:.C146])" office:value-type="float" office:value="1067.49754347826" calcext:value-type="float">
            <text:p>1067.49754347826</text:p>
          </table:table-cell>
          <table:table-cell table:formula="of:=AVERAGE([.D124:.D146])" office:value-type="float" office:value="3.95222544835019" calcext:value-type="float">
            <text:p>3.95222544835019</text:p>
          </table:table-cell>
          <table:table-cell table:formula="of:=AVERAGE([.E124:.E146])" office:value-type="float" office:value="1107.02173913043" calcext:value-type="float">
            <text:p>1107.02173913043</text:p>
          </table:table-cell>
          <table:table-cell table:formula="of:=AVERAGE([.F124:.F146])" office:value-type="float" office:value="9.48303448122856" calcext:value-type="float">
            <text:p>9.48303448122856</text:p>
          </table:table-cell>
          <table:table-cell table:formula="of:=AVERAGE([.G124:.G146])" office:value-type="float" office:value="2035.13043478261" calcext:value-type="float">
            <text:p>2035.1304347826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 style:data-style-name="N2" text:time-value="13:30:10.6993560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18:27:20.947261026</meta:creation-date>
    <dc:date>2024-05-27T13:55:05.882402335</dc:date>
    <meta:editing-duration>P2DT3H8M54S</meta:editing-duration>
    <meta:editing-cycles>353</meta:editing-cycles>
    <meta:generator>LibreOffice/7.6.6.3$Linux_X86_64 LibreOffice_project/60$Build-3</meta:generator>
    <meta:document-statistic meta:table-count="1" meta:cell-count="1300" meta:object-count="0"/>
  </office:meta>
</office:document-meta>
</file>